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temStateManager.disposeTransientItemStateInAttic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temStateManager.destroy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createTransientPropertyState( PropertyState overlayedState , int initial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ItemStateManager.hasItemState( Item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ItemStateManager.hasTransientItemStateInAttic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getTransientItemStat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temStateManager.stateCreated( ItemState crea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ssionItemStateManager.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createNew( NodeState transien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temStateManager.addListener( ItemSt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getAtticAwareHierarchyMg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store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moveTransientItemStateToAttic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temStateManager.nodeRemoved( NodeState state , Name name , int index ,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temStateManager.SessionItemStateManager( NodeId rootNodeId , LocalItemStateManager stateMgr , NodeTypeRegistry nt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ItemStateManager.getDescendantTransientItemStates( NodeId parent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essionItemStateManager.disposeTransientItemState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temStateManager.createTransientNodeState( NodeId id , Name nodeTypeName , NodeId parentId , int initial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ItemStateManager.inEdi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nodeModified( Nod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temStateManager.createTransientNodeState( NodeState overlayedState , int initial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ItemState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temStateManager.isItemStateInAttic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get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has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getDescendantTransientItemStatesInAttic( NodeId parentI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essionItemStateManager.hasTransientItemState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getItemState( Item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ssionItemStateManager.isDeleted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isAdded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icItemStateManager.get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hasAnyTransientItem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dump( PrintStream 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ssionItemStateManager.getHierarchyMg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icItemStateManager.getItemStat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temStateManager.ed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allowsSameNameSiblings(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ItemStateManager.disconnectTransientItemState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nodeAdded( NodeState state , Name name , int index ,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temStateManager.stateModified( ItemState modifi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tticItemStateManager.has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createNew( Name propName , NodeId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createTransientPropertyState( NodeId parentId , Name propName , int initial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ItemStateManager.getAtt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ItemStateManager.disposeAllTransientItemSta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ItemStateManager.createNew( PropertyState transien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icItemStateManager.hasItemState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nodesReplaced( Nod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temStateManager.createNew( NodeId id , Name nodeTypeName , NodeId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stateDiscarded( ItemState discard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ItemStateManager.stateDestroyed( ItemState destroy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ItemStateManager.removeListener( ItemSt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